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MENDOZA CERNA, JORGE CONSTANTIN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AY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NDOZA CERNA, JORGE CONSTANTIN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273101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20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2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5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35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